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-Señala el error o errores y justíficalo</text:p>
      <text:p text:style-name="Standard"/>
      <text:p text:style-name="Standard">-Monumento tiene ir antes del atributo.</text:p>
      <text:p text:style-name="Standard">-Falta cerrar la etiqueta monumento</text:p>
      <text:p text:style-name="Standard"/>
      <text:p text:style-name="Standard">-Las etiquetas musica y letra no coincide</text:p>
      <text:p text:style-name="Standard">-Falta la barra inclidada en cancion</text:p>
      <text:p text:style-name="Standard"/>
      <text:p text:style-name="Standard">-Falta cerrar las etiquetas equipo</text:p>
      <text:p text:style-name="Standard">-falta cerrar las etiquetas champion y liga.</text:p>
      <text:p text:style-name="Standard">-Titulo tiene que ir dentro de equipo</text:p>
      <text:p text:style-name="Standard"/>
      <text:p text:style-name="Standard">2-Encuentra el error y corrígelo. Recuerda todos los apartados contienen uno o varios errores en el DTD o en el XML </text:p>
      <text:p text:style-name="Standard"/>
      <text:p text:style-name="Standard">-Programa no coincide con el DT aplicaciones</text:p>
      <text:p text:style-name="Standard">-El orden de licencia y aplicaciones no esta bien</text:p>
      <text:p text:style-name="Standard">-Dentro de aplicaciones la etiqueta esta mal escrita</text:p>
      <text:p text:style-name="Standard">-En la etiqueta programa falta el atributo nombre</text:p>
      <text:p text:style-name="Standard">-En la ultima etiqueta falta el atributo fecha</text:p>
      <text:p text:style-name="Standard"/>
      <text:p text:style-name="Standard">-El atributo de sudoku es ID asi que no se puede repetir</text:p>
      <text:p text:style-name="Standard">-En la primera etiqueta falta añadir el atributo</text:p>
      <text:p text:style-name="Standard"/>
      <text:p text:style-name="Standard">3-Escribe la DTD correspondiente al documento siguiente: </text:p>
      <text:p text:style-name="Standard">&lt;!DOCTYPE arbol[</text:p>
      <text:p text:style-name="Standard">&lt;!ELEMENT arbol(lugares,personas)&gt;</text:p>
      <text:p text:style-name="Standard">&lt;!ELEMENT lugares(lugar+)&gt;</text:p>
      <text:p text:style-name="Standard">&lt;!ELEMENT lugar EMPTY&gt;</text:p>
      <text:p text:style-name="Standard">&lt;!ATTLIST lugar nombre ID #REQUIRED&gt;</text:p>
      <text:p text:style-name="Standard">&lt;!ATTLIST lugar pais CDATA #REQUIRED&gt;</text:p>
      <text:p text:style-name="Standard"/>
      <text:p text:style-name="Standard">&lt;!ELEMENT personas(persona*)&gt;</text:p>
      <text:p text:style-name="Standard">&lt;!ELEENT persona(nombre,padre?,madre?nacimiento)&gt;</text:p>
      <text:p text:style-name="Standard">&lt;!ELEMENT nombre(#PCDATA)&gt;</text:p>
      <text:p text:style-name="Standard">&lt;!ELEMENT padre(#PCDATA)&gt;</text:p>
      <text:p text:style-name="Standard">&lt;!ELEMENT madre(#PCDATA)&gt;</text:p>
      <text:p text:style-name="Standard">]&gt;</text:p>
      <text:p text:style-name="Standard"/>
      <text:p text:style-name="Standard">4-Dada la siguiente DTD:</text:p>
      <text:p text:style-name="Standard">&lt;paises&gt;</text:p>
      <text:p text:style-name="Standard">&lt;pais nombre = “España”&gt;</text:p>
      <text:p text:style-name="Standard">&lt;superficie unidad=”KMS”&gt;5445345&lt;/superdicie&gt;</text:p>
      <text:p text:style-name="Standard">&lt;moneda&gt;euro,antes peresa&lt;/moneda&gt;</text:p>
      <text:p text:style-name="Standard">&lt;gobierno sistema = “monarquia”/&gt;</text:p>
      <text:p text:style-name="Standard">&lt;fronteras pais=”francia”/&gt;</text:p>
      <text:p text:style-name="Standard">&lt;/pais&gt;</text:p>
      <text:p text:style-name="Standard">&lt;paises&gt;</text:p>
      <text:p text:style-name="Standard">&lt;pais nombre = “francia”&gt;</text:p>
      <text:p text:style-name="Standard">&lt;superficie unidad=”KMS”&gt;5445345&lt;/superdicie&gt;</text:p>
      <text:p text:style-name="Standard">&lt;moneda&gt;euro,antes franco&lt;/moneda&gt;</text:p>
      <text:p text:style-name="Standard">&lt;gobierno sistema = “republica”/&gt;</text:p>
      <text:p text:style-name="Standard"><text:soft-page-break/>&lt;fronteras pais=”españa_suiza”/&gt;</text:p>
      <text:p text:style-name="Standard">&lt;/pais&gt;</text:p>
      <text:p text:style-name="Standard">&lt;paises&gt;</text:p>
      <text:p text:style-name="Standard">&lt;pais nombre = “Suiza”&gt;</text:p>
      <text:p text:style-name="Standard">&lt;superficie unidad=”KMS”&gt;5445345&lt;/superdicie&gt;</text:p>
      <text:p text:style-name="Standard">&lt;moneda&gt;franco suizo&lt;/moneda&gt;</text:p>
      <text:p text:style-name="Standard">&lt;gobierno sistema = “republica”/&gt;</text:p>
      <text:p text:style-name="Standard">&lt;fronteras pais=”francia”/&gt;</text:p>
      <text:p text:style-name="Standard">&lt;/pais&gt;</text:p>
      <text:p text:style-name="Standard">&lt;/pais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9T21:52:37.53</meta:creation-date>
    <meta:document-statistic meta:table-count="0" meta:image-count="0" meta:object-count="0" meta:page-count="2" meta:paragraph-count="52" meta:word-count="221" meta:character-count="1718"/>
    <dc:date>2016-05-19T22:06:16.64</dc:date>
    <meta:editing-duration>PT13M42S</meta:editing-duration>
    <meta:editing-cycles>1</meta:editing-cycles>
    <meta:generator>OpenOffice/4.1.2$Win32 OpenOffice.org_project/412m3$Build-9782</meta:generator>
  </office:meta>
</office:document-meta>
</file>